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style:font-name="Arial" fo:language="pt" fo:country="BR" fo:font-weight="normal" officeooo:rsid="0001443c" officeooo:paragraph-rsid="0001443c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Arial" fo:language="pt" fo:country="BR" fo:font-weight="bold" officeooo:rsid="0001443c" officeooo:paragraph-rsid="0001443c" style:font-weight-asian="bold" style:font-weight-complex="bold"/>
    </style:style>
    <style:style style:name="P5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1ca2a" officeooo:paragraph-rsid="0001ca2a" style:font-weight-asian="normal" style:font-weight-complex="normal"/>
    </style:style>
    <style:style style:name="P6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5c2a6" officeooo:paragraph-rsid="0005c2a6" style:font-weight-asian="normal" style:font-weight-complex="normal"/>
    </style:style>
    <style:style style:name="P7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6d461" officeooo:paragraph-rsid="0006d461" style:font-weight-asian="normal" style:font-weight-complex="normal"/>
    </style:style>
    <style:style style:name="P8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style:font-name="Arial" fo:language="pt" fo:country="BR" fo:font-weight="normal" officeooo:rsid="0008705d" officeooo:paragraph-rsid="0008705d" style:font-weight-asian="normal" style:font-weight-complex="normal"/>
    </style:style>
    <style:style style:name="P9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1ca2a"/>
    </style:style>
    <style:style style:name="P10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49b07"/>
    </style:style>
    <style:style style:name="P11" style:family="paragraph" style:parent-style-name="Standard" style:list-style-name="L1">
      <style:paragraph-properties fo:margin-top="0.201cm" fo:margin-bottom="0.201cm" loext:contextual-spacing="false" fo:line-height="115%" fo:text-align="justify" style:justify-single-word="false"/>
      <style:text-properties officeooo:paragraph-rsid="0005c2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1ca2a"/>
    </style:style>
    <style:style style:name="T3" style:family="text">
      <style:text-properties officeooo:rsid="0002b08e"/>
    </style:style>
    <style:style style:name="T4" style:family="text">
      <style:text-properties officeooo:rsid="00049b07"/>
    </style:style>
    <style:style style:name="T5" style:family="text">
      <style:text-properties officeooo:rsid="0006d461"/>
    </style:style>
    <style:style style:name="T6" style:family="text">
      <style:text-properties officeooo:rsid="000be247"/>
    </style:style>
    <style:style style:name="T7" style:family="text">
      <style:text-properties style:font-name="Arial" fo:language="pt" fo:country="BR" fo:font-weight="normal" officeooo:rsid="0001ca2a" style:font-weight-asian="normal" style:font-weight-complex="normal"/>
    </style:style>
    <style:style style:name="T8" style:family="text">
      <style:text-properties style:font-name="Arial" fo:language="pt" fo:country="BR" fo:font-weight="normal" officeooo:rsid="000be247" style:font-weight-asian="normal" style:font-weight-complex="normal"/>
    </style:style>
    <style:style style:name="T9" style:family="text">
      <style:text-properties style:font-name="Arial" fo:language="pt" fo:country="BR" fo:font-weight="normal" officeooo:rsid="00049b07" style:font-weight-asian="normal" style:font-weight-complex="normal"/>
    </style:style>
    <style:style style:name="T10" style:family="text">
      <style:text-properties style:font-name="Arial" fo:language="pt" fo:country="BR" fo:font-weight="normal" officeooo:rsid="0005c2a6" style:font-weight-asian="normal" style:font-weight-complex="normal"/>
    </style:style>
    <style:style style:name="T11" style:family="text">
      <style:text-properties style:font-name="Arial" fo:language="pt" fo:country="BR" fo:font-weight="normal" officeooo:rsid="000d7498" style:font-weight-asian="normal" style:font-weight-complex="normal"/>
    </style:style>
    <style:style style:name="T12" style:family="text">
      <style:text-properties officeooo:rsid="000d74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ras de verificação e análise de requisitos</text:p>
      <text:p text:style-name="P3"/>
      <text:p text:style-name="P4">Projeto: <text:tab/><text:span text:style-name="T1">Adopt.me</text:span></text:p>
      <text:p text:style-name="P2"/>
      <text:p text:style-name="P4"><text:span text:style-name="T2">Grupo</text:span>: <text:tab/><text:span text:style-name="T1">João Pedro Ramalho de Sousa</text:span></text:p>
      <text:p text:style-name="P2"><text:tab/><text:tab/>Matheus Bertoldo</text:p>
      <text:p text:style-name="P2"><text:tab/><text:tab/>Renan Ribeiro Pereira</text:p>
      <text:p text:style-name="P1"/>
      <text:list xml:id="list2570100418" text:style-name="L1">
        <text:list-item>
          <text:p text:style-name="P5">Ao definir um requisito, <text:span text:style-name="T3">sempre </text:span>classificá-lo como Requisito Funcional <text:span text:style-name="T6">(RF) </text:span>ou Requisito Não Funcional <text:span text:style-name="T6">(RNF)</text:span>. <text:span text:style-name="T4">Entendendo-se como sendo eles, respectivamente, Requisito do Usuário e Requisito do Software.</text:span></text:p>
        </text:list-item>
        <text:list-item>
          <text:p text:style-name="P9"><text:span text:style-name="T7">A escrita dos requisitos funcionais seguirá, obrigatoriamente, o formato: “O a</text:span><text:span text:style-name="T8">dministrador</text:span><text:span text:style-name="T7"> DEVE</text:span><text:span text:style-name="T8"> ser capaz de</text:span><text:span text:style-name="T7">…”.</text:span></text:p>
        </text:list-item>
        <text:list-item>
          <text:p text:style-name="P10"><text:span text:style-name="T9">Os requisitos devem possui</text:span><text:span text:style-name="T11">r</text:span><text:span text:style-name="T9"> </text:span><text:span text:style-name="T8">o</text:span><text:span text:style-name="T9"> atributo “</text:span><text:span text:style-name="T8">Prioridade”</text:span><text:span text:style-name="T9">. Sendo, </text:span><text:span text:style-name="T8">dessa forma,</text:span><text:span text:style-name="T10"> </text:span><text:span text:style-name="T9">classificado</text:span><text:span text:style-name="T8">s</text:span><text:span text:style-name="T9"> </text:span><text:span text:style-name="T8">como “Essencial”, “Importante” ou “Desejável”</text:span><text:span text:style-name="T9">.</text:span></text:p>
        </text:list-item>
        <text:list-item>
          <text:p text:style-name="P6">Deve-se definir apenas um requisito por vez.</text:p>
        </text:list-item>
        <text:list-item>
          <text:p text:style-name="P11"><text:span text:style-name="T10">Deve-se evitar o uso d</text:span><text:span text:style-name="T11">e mais de uma frase para definir um requisito</text:span><text:span text:style-name="T10">, buscando sempre a objetividade.</text:span></text:p>
        </text:list-item>
        <text:list-item>
          <text:p text:style-name="P6">Deve-se manter sempre a hierarquia dos requisitos. De modo que, ao elicitar um novo requisito, verificar-se-á se esse é uma especificação de outro ou trata-se realmente de um <text:span text:style-name="T5">novo </text:span>requisito macro do sistema.</text:p>
        </text:list-item>
        <text:list-item>
          <text:p text:style-name="P7">Buscar sempre definir os requisitos não funcionais para cada caso de uso ou requisito macro do sistema.</text:p>
        </text:list-item>
        <text:list-item>
          <text:p text:style-name="P8">Evitar, ao máximo, o uso dos seguintes termos: E, OU, SOMENTE SE, EXCETO, SE NECESSÁRIO, MAS, CONTUDO, ENTRETANTO, USUALMENTE, FREQUENTEMENTE, TIPICAMENTE, GERALMENTE, AMIGÁVEL, VERSÁTIL, FLEXÍVEL, APROXIMADAMENTE, TÃO LOGO QUANTO POSSÍVEL, TALVEZ, PROVAVELMENTE, e demais expressões ou palavras semelhante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3-11-03T16:37:29.618000000</dc:date>
    <meta:editing-duration>PT13M51S</meta:editing-duration>
    <meta:editing-cycles>3</meta:editing-cycles>
    <meta:document-statistic meta:table-count="0" meta:image-count="0" meta:object-count="0" meta:page-count="1" meta:paragraph-count="13" meta:word-count="198" meta:character-count="1364" meta:non-whitespace-character-count="1181"/>
  </office:meta>
</office:document-meta>
</file>